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ependencyDescriptor.getExtra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canEx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DependencyConfigurations( String moduleConfiguration , String requested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faultDependencyDescriptor.getParentRevi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transformInstance( DependencyDescriptor dd , Namespace 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DependencyDescriptor.getQualified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replaceSelfFallbackPattern( final String conf , final String modul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pendencyDescriptor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doesExclude( String [ ] moduleConfigurations , ArtifactId artifac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DependencyDescriptor.mergeAll( Map artifact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ependencyDescriptor.setExcludeRules( Map exclude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setIncludeRules( Map include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addObjectToConfiguration( String callerConf , Object toAdd , Map conf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ependencyDescriptor.getIncludeRules( String [ ] moduleConfigu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ependencyDescriptor.getModule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addExcludeRule( String masterConf , Exclude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ExcludeR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ependencyDescriptor.is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DefaultDependencyDescriptor( ModuleRevisionId mrid , boolean force , boolean chang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as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AllDependencyArtifa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ependencyDescriptor.replaceThisFallbackPattern( final String conf , final String requeste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pendencyDescriptor.clone( ModuleRevisionId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setDependencyArtifacts( Map dependencyArtifa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DependencyArtifa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ependencyDescriptor.addDependencyArtifact( String masterConf , DependencyArtifactDescriptor d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ExcludeRules( String modul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pendencyDescriptor.DefaultDependencyDescriptor( ModuleRevisionId mrid ,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Dependency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DefaultDependencyDescriptor( ModuleDescriptor md , ModuleRevisionId mrid , ModuleRevisionId dynamicConstraint , boolean force , boolean changing ,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ependencyDescriptor.transformInstance( DependencyDescriptor dd , NamespaceTransformer t , boolean fromSyst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efaultDependencyDescriptor.getDependencyArtifacts( String [ ] moduleConfigu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ependencyDescripto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AllExcludeR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ependencyDescriptor.getDependencyConfigurations( String modul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addDependencyConfiguration( String masterConf , String dep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DependencyDescriptor.isChan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AllIncludeR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ependencyDescriptor.getDependencyConfigurations( String [ ] moduleConfigur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ependencyDescriptor.getDependencyArtifacts( String modul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ependencyDescriptor.DefaultDependencyDescriptor( DefaultDependencyDescriptor dd , ModuleRevisionId revi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DependencyDescriptor.getCollectionForConfiguration( String moduleConfiguration , Map collection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DependencyDescriptor.getDynamicConstraintDependency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DefaultDependencyDescriptor( ModuleDescriptor md , ModuleRevisionId mrid , boolean force , boolean changing ,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replaceFallbackConfigurationPattern( final Pattern pattern , final String conf , final String module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DependencyDescriptor.getIncludeRules( String modul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pendencyDescriptor.addIncludeRule( String masterConf , Include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Dependenc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Descriptor.getIncludeR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ependencyDescriptor.getExcludeRules( String [ ] moduleConfigu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